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203e79" officeooo:paragraph-rsid="00203e79"/>
    </style:style>
    <style:style style:name="P9" style:family="paragraph" style:parent-style-name="Text_20_body">
      <style:text-properties officeooo:rsid="002189ad" officeooo:paragraph-rsid="002189ad"/>
    </style:style>
    <style:style style:name="P10" style:family="paragraph" style:parent-style-name="Text_20_body">
      <style:text-properties officeooo:rsid="00254a00" officeooo:paragraph-rsid="00254a00"/>
    </style:style>
    <style:style style:name="P11" style:family="paragraph" style:parent-style-name="Text_20_body">
      <style:text-properties officeooo:paragraph-rsid="0028cc35"/>
    </style:style>
    <style:style style:name="P12" style:family="paragraph" style:parent-style-name="Text_20_body">
      <style:text-properties officeooo:rsid="003109c1" officeooo:paragraph-rsid="003109c1"/>
    </style:style>
    <style:style style:name="P13" style:family="paragraph" style:parent-style-name="Text_20_body">
      <style:text-properties officeooo:rsid="0036be30" officeooo:paragraph-rsid="0036be30"/>
    </style:style>
    <style:style style:name="P14" style:family="paragraph" style:parent-style-name="Text_20_body">
      <style:text-properties officeooo:paragraph-rsid="00384556"/>
    </style:style>
    <style:style style:name="P15" style:family="paragraph" style:parent-style-name="Text_20_body">
      <style:text-properties officeooo:paragraph-rsid="003d389f"/>
    </style:style>
    <style:style style:name="P16" style:family="paragraph" style:parent-style-name="Text_20_body">
      <style:text-properties officeooo:rsid="0041be78" officeooo:paragraph-rsid="0041be78"/>
    </style:style>
    <style:style style:name="P17" style:family="paragraph" style:parent-style-name="Subtitle">
      <style:text-properties officeooo:rsid="001d5892" officeooo:paragraph-rsid="001d5892"/>
    </style:style>
    <style:style style:name="P18" style:family="paragraph" style:parent-style-name="Preformatted_20_Text">
      <style:text-properties officeooo:paragraph-rsid="003109c1"/>
    </style:style>
    <style:style style:name="P19" style:family="paragraph" style:parent-style-name="Preformatted_20_Text">
      <style:text-properties officeooo:paragraph-rsid="00319b2b"/>
    </style:style>
    <style:style style:name="P20" style:family="paragraph" style:parent-style-name="Preformatted_20_Text">
      <style:text-properties officeooo:rsid="00357764" officeooo:paragraph-rsid="00357764"/>
    </style:style>
    <style:style style:name="P21" style:family="paragraph" style:parent-style-name="Preformatted_20_Text">
      <style:text-properties officeooo:paragraph-rsid="00357764"/>
    </style:style>
    <style:style style:name="P22" style:family="paragraph" style:parent-style-name="Preformatted_20_Text">
      <style:text-properties officeooo:paragraph-rsid="0036be30"/>
    </style:style>
    <style:style style:name="P23" style:family="paragraph" style:parent-style-name="Preformatted_20_Text">
      <style:text-properties officeooo:rsid="0036be30" officeooo:paragraph-rsid="0036be3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ext_20_body">
      <style:text-properties officeooo:rsid="00203e79" officeooo:paragraph-rsid="00203e79"/>
    </style:style>
    <style:style style:name="P28" style:family="paragraph" style:parent-style-name="Text_20_body">
      <style:text-properties officeooo:rsid="00203e79" officeooo:paragraph-rsid="004e6920"/>
    </style:style>
    <style:style style:name="P29" style:family="paragraph" style:parent-style-name="Text_20_body">
      <style:text-properties officeooo:rsid="0049c919" officeooo:paragraph-rsid="0049c919"/>
    </style:style>
    <style:style style:name="P30" style:family="paragraph" style:parent-style-name="Title" style:master-page-name="First_20_Page">
      <style:paragraph-properties style:page-number="auto"/>
      <style:text-properties officeooo:rsid="001d5892" officeooo:paragraph-rsid="001d5892"/>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de3d4" officeooo:paragraph-rsid="001de3d4"/>
    </style:style>
    <style:style style:name="P33" style:family="paragraph" style:parent-style-name="Heading_20_1">
      <style:paragraph-properties fo:break-before="page"/>
      <style:text-properties officeooo:rsid="001e8258" officeooo:paragraph-rsid="001e8258"/>
    </style:style>
    <style:style style:name="P34" style:family="paragraph" style:parent-style-name="Heading_20_1">
      <style:paragraph-properties fo:break-before="page"/>
      <style:text-properties officeooo:rsid="00203e79" officeooo:paragraph-rsid="00203e79"/>
    </style:style>
    <style:style style:name="P35" style:family="paragraph" style:parent-style-name="Heading_20_1">
      <style:paragraph-properties fo:break-before="page"/>
      <style:text-properties officeooo:rsid="0027c119" officeooo:paragraph-rsid="0027c119"/>
    </style:style>
    <style:style style:name="P36" style:family="paragraph" style:parent-style-name="Heading_20_1">
      <style:paragraph-properties fo:break-before="page"/>
      <style:text-properties officeooo:rsid="0028cc35" officeooo:paragraph-rsid="0028cc35"/>
    </style:style>
    <style:style style:name="P37" style:family="paragraph" style:parent-style-name="Heading_20_1">
      <style:paragraph-properties fo:break-before="page"/>
      <style:text-properties officeooo:rsid="00405e27" officeooo:paragraph-rsid="00405e27"/>
    </style:style>
    <style:style style:name="P38" style:family="paragraph" style:parent-style-name="Heading_20_2">
      <style:text-properties officeooo:rsid="002c8ee7" officeooo:paragraph-rsid="002c8ee7"/>
    </style:style>
    <style:style style:name="P39" style:family="paragraph" style:parent-style-name="Heading_20_2">
      <style:text-properties officeooo:rsid="00384556" officeooo:paragraph-rsid="00384556"/>
    </style:style>
    <style:style style:name="P40" style:family="paragraph" style:parent-style-name="Heading_20_3">
      <style:text-properties officeooo:rsid="00254a00" officeooo:paragraph-rsid="00254a00"/>
    </style:style>
    <style:style style:name="P41" style:family="paragraph" style:parent-style-name="List_20_1" style:list-style-name="L1">
      <style:text-properties officeooo:rsid="00254a00" officeooo:paragraph-rsid="00254a00"/>
    </style:style>
    <style:style style:name="P42" style:family="paragraph" style:parent-style-name="List_20_1" style:list-style-name="L2"/>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821ba"/>
    </style:style>
    <style:style style:name="T20" style:family="text">
      <style:text-properties officeooo:rsid="0049e9a5"/>
    </style:style>
    <style:style style:name="T21" style:family="text">
      <style:text-properties officeooo:rsid="004b6214"/>
    </style:style>
    <style:style style:name="T22" style:family="text">
      <style:text-properties officeooo:rsid="004d5ab6"/>
    </style:style>
    <style:style style:name="T23" style:family="text">
      <style:text-properties officeooo:rsid="004e692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manda 3.0</text:p>
      <text:p text:style-name="P17">Tec<text:span text:style-name="T3">h</text:span>nisch rapport</text:p>
      <text:h text:style-name="P32"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school<text:span text:style-name="T7">verslag</text:span> v<text:span text:style-name="T16">oor de </text:span>opleiding informatica, <text:span text:style-name="T14">NHL Hogeschool.</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om beter inzicht te krijgen in de achterliggende intenties van het project Amanda 3.0.</text:span></text:p>
      <text:p text:style-name="P6">Veel dank aan Dick Bruin voor het basisskelet van Amanda 2.05.</text:p>
      <text:h text:style-name="P33"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1" text:outline-level="1">3. Inhoudsopgave</text:h>
          </text:index-title>
          <text:p text:style-name="P24"><text:a xlink:type="simple" xlink:href="#__RefHeading__106_644216935" text:style-name="Index_20_Link" text:visited-style-name="Index_20_Link">1. Voorwoord<text:tab/>2</text:a></text:p>
          <text:p text:style-name="P24"><text:a xlink:type="simple" xlink:href="#__RefHeading__108_644216935" text:style-name="Index_20_Link" text:visited-style-name="Index_20_Link">2. Synopsis<text:tab/>3</text:a></text:p>
          <text:p text:style-name="P24">3. Inhoudsopgave<text:tab/>4</text:p>
          <text:p text:style-name="P24"><text:a xlink:type="simple" xlink:href="#__RefHeading__110_644216935" text:style-name="Index_20_Link" text:visited-style-name="Index_20_Link">4. Inleiding<text:tab/>5</text:a></text:p>
          <text:p text:style-name="P25"><text:a xlink:type="simple" xlink:href="#__RefHeading__112_644216935" text:style-name="Index_20_Link" text:visited-style-name="Index_20_Link">4.1 Probleemvaststelling<text:tab/>5</text:a></text:p>
          <text:p text:style-name="P25"><text:a xlink:type="simple" xlink:href="#__RefHeading__114_644216935" text:style-name="Index_20_Link" text:visited-style-name="Index_20_Link">4.2 Methoden<text:tab/>5</text:a></text:p>
          <text:p text:style-name="P26"><text:a xlink:type="simple" xlink:href="#__RefHeading__116_644216935" text:style-name="Index_20_Link" text:visited-style-name="Index_20_Link">4.2.1 git<text:tab/>5</text:a></text:p>
          <text:p text:style-name="P26"><text:a xlink:type="simple" xlink:href="#__RefHeading__118_644216935" text:style-name="Index_20_Link" text:visited-style-name="Index_20_Link">4.2.2 Modulariteit<text:tab/>6</text:a></text:p>
          <text:p text:style-name="P26"><text:a xlink:type="simple" xlink:href="#__RefHeading__134_644216935" text:style-name="Index_20_Link" text:visited-style-name="Index_20_Link">4.2.3 Codebewerker<text:tab/>6</text:a></text:p>
          <text:p text:style-name="P24"><text:a xlink:type="simple" xlink:href="#__RefHeading__120_644216935" text:style-name="Index_20_Link" text:visited-style-name="Index_20_Link">5. Conceptontwerp<text:tab/>7</text:a></text:p>
          <text:p text:style-name="P25"><text:a xlink:type="simple" xlink:href="#__RefHeading__122_644216935" text:style-name="Index_20_Link" text:visited-style-name="Index_20_Link">5.1 Cross-platform<text:tab/>7</text:a></text:p>
          <text:p text:style-name="P25"><text:a xlink:type="simple" xlink:href="#__RefHeading__124_644216935" text:style-name="Index_20_Link" text:visited-style-name="Index_20_Link">5.2 Executeerbare scriptfiles<text:tab/>7</text:a></text:p>
          <text:p text:style-name="P25"><text:a xlink:type="simple" xlink:href="#__RefHeading__126_644216935" text:style-name="Index_20_Link" text:visited-style-name="Index_20_Link">5.3 Functies definiëren in interactieve interpreter<text:tab/>7</text:a></text:p>
          <text:p text:style-name="P25"><text:a xlink:type="simple" xlink:href="#__RefHeading__128_644216935" text:style-name="Index_20_Link" text:visited-style-name="Index_20_Link">5.4 Packaging<text:tab/>8</text:a></text:p>
          <text:p text:style-name="P25"><text:a xlink:type="simple" xlink:href="#__RefHeading__130_644216935" text:style-name="Index_20_Link" text:visited-style-name="Index_20_Link">5.5 Backporting<text:tab/>8</text:a></text:p>
          <text:p text:style-name="P24"><text:a xlink:type="simple" xlink:href="#__RefHeading__136_644216935" text:style-name="Index_20_Link" text:visited-style-name="Index_20_Link">6. Technische uitvoering<text:tab/>9</text:a></text:p>
          <text:p text:style-name="P25"><text:a xlink:type="simple" xlink:href="#__RefHeading__132_644216935" text:style-name="Index_20_Link" text:visited-style-name="Index_20_Link">6.1 Cross-platform<text:tab/>9</text:a></text:p>
          <text:p text:style-name="P25"><text:a xlink:type="simple" xlink:href="#__RefHeading__249_644216935" text:style-name="Index_20_Link" text:visited-style-name="Index_20_Link">6.2 Executeerbare scriptfiles<text:tab/>10</text:a></text:p>
          <text:p text:style-name="P25"><text:a xlink:type="simple" xlink:href="#__RefHeading__251_644216935" text:style-name="Index_20_Link" text:visited-style-name="Index_20_Link">6.3 Functies definiëren in interactieve interpreter<text:tab/>11</text:a></text:p>
          <text:p text:style-name="P25"><text:a xlink:type="simple" xlink:href="#__RefHeading__253_644216935" text:style-name="Index_20_Link" text:visited-style-name="Index_20_Link">6.4 Packaging<text:tab/>11</text:a></text:p>
          <text:p text:style-name="P25"><text:a xlink:type="simple" xlink:href="#__RefHeading__255_644216935" text:style-name="Index_20_Link" text:visited-style-name="Index_20_Link">6.5 Backporting<text:tab/>11</text:a></text:p>
          <text:p text:style-name="P24"><text:a xlink:type="simple" xlink:href="#__RefHeading__242_644216935" text:style-name="Index_20_Link" text:visited-style-name="Index_20_Link">7. Conclusie<text:tab/>12</text:a></text:p>
          <text:p text:style-name="P24"><text:a xlink:type="simple" xlink:href="#__RefHeading__244_644216935" text:style-name="Index_20_Link" text:visited-style-name="Index_20_Link">8. Referenties<text:tab/>13</text:a></text:p>
          <text:p text:style-name="P24"><text:a xlink:type="simple" xlink:href="#__RefHeading__246_644216935" text:style-name="Index_20_Link" text:visited-style-name="Index_20_Link">Bijlage A: Rol- en takenverdeling<text:tab/>14</text:a></text:p>
          <text:p text:style-name="P24"><text:a xlink:type="simple" xlink:href="#__RefHeading__4449_644216935" text:style-name="Index_20_Link" text:visited-style-name="Index_20_Link">Bijlage B:<text:tab/>15</text:a></text:p>
        </text:index-body>
      </text:table-of-content>
      <text:p text:style-name="P7"><text:toc-mark text:string-value="3. Inhoudsopgave" text:outline-level="1"/></text:p>
      <text:h text:style-name="P33" text:outline-level="1"><text:bookmark-start text:name="__RefHeading__110_644216935"/><text:span text:style-name="T6">4. </text:span>Inleiding<text:bookmark-end text:name="__RefHeading__110_644216935"/></text:h>
      <text:p text:style-name="P7">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programmeertaal gebruikt binnen de NHL voor onderwijsdoeleinden. Jaarlijks <text:span text:style-name="T17">verbeteren</text:span> studenten de taal.</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7">Eén van de grootste problemen met Amanda is Amanda<text:span text:style-name="T22">'</text:span>s versie<text:span text:style-name="T17">verstrooiing</text:span>. Er is geen duidelijke referentie-implementatie die als <text:span text:style-name="T17">s</text:span>tandaard fungeert. Dit is vooral voor programmeertalen vitaal: <text:span text:style-name="T17">Programmeurs moeten een doelimplementatie hebben waarvan alle specificaties bekend zijn. Alle gebruikers van Amanda moeten Amanda-code kunnen uitvoeren. Dit kan alleen gegarandeerd worden als iedereen dezelfde versielinie volgt.</text:span> Hoewel prestigieus, hoopt dit project Amanda 3.0 tot referentie-implementatie te promoveren, <text:span text:style-name="T18">zodat de versieverstrooiing opgelost wordt.</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enige beperkingen die het gebruik sub-obtimaal maken. Er kunnen niet dynamisch functies aangemaakt worden en er kunnen geen multiline-prompts gegeven worden. Om Amanda bruikbaar in console-omgevingen te maken, moeten deze beperkingen verholpen worden.</text:p>
      <text:p text:style-name="P7">Tussen de <text:span text:style-name="T18">verstrooiing</text:span> van Amanda-versies zijn onafhankelijke Windows- en Unix-implementaties. Idealiter werkt Amanda platformonafhankelijk.</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7">Om de ontwikkeling van Amanda te bevorderen zijn enige ontwikkelingsmethoden gekozen.</text:p>
      <text:h text:style-name="Heading_20_3" text:outline-level="3"><text:bookmark-start text:name="__RefHeading__116_644216935"/><text:span text:style-name="T6">4.2.1 G</text:span>it<text:bookmark-end text:name="__RefHeading__116_644216935"/></text:h>
      <text:p text:style-name="P7">De hoofdtool van ontwikkeling voor Amanda 3.0 is <text:span text:style-name="T18">G</text:span>it. <text:span text:style-name="T14">G</text:span>it is een Source Control Management tool. Het houdt alle revisies bij en stelt de ontwikkelaar in staat om basisacties uit te voeren zoals: forken, branchen en merge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pull requests.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niet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6">4.2.2 </text:span>Modulariteit<text:bookmark-end text:name="__RefHeading__118_644216935"/></text:h>
      <text:p text:style-name="P7">Om Amanda 3.0 als referentie-implementatie van Amanda te bevorderen wordt een zo modulair mogelijke aanpak genomen. Dit betekent vooral separation of concerns. Dit is historisch bij Amanda niet altijd even goed gelukt, vooral met betrekking <text:span text:style-name="T19">tot</text:span> grafische interfaces.</text:p>
      <text:h text:style-name="P40" text:outline-level="3"><text:bookmark-start text:name="__RefHeading__134_644216935"/><text:span text:style-name="T6">4.2.3 </text:span>Codebewerker<text:bookmark-end text:name="__RefHeading__134_644216935"/></text:h>
      <text:p text:style-name="P10">De broncode is editoronafhankelijk. De broncode is bewerkt in onder andere:</text:p>
      <text:list xml:id="list2876092887564177342" text:style-name="L1">
        <text:list-item>
          <text:p text:style-name="P41">vi(m)</text:p>
        </text:list-item>
        <text:list-item>
          <text:p text:style-name="P41">nano</text:p>
        </text:list-item>
        <text:list-item>
          <text:p text:style-name="P41">gedit</text:p>
        </text:list-item>
        <text:list-item>
          <text:p text:style-name="P41">Kate</text:p>
        </text:list-item>
        <text:list-item>
          <text:p text:style-name="P41">Sublime Text</text:p>
        </text:list-item>
        <text:list-item>
          <text:p text:style-name="P41">Notepad++</text:p>
        </text:list-item>
      </text:list>
      <text:p text:style-name="P10">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text:span></text:p>
      <text:h text:style-name="P34" text:outline-level="1"><text:bookmark-start text:name="__RefHeading__120_644216935"/><text:span text:style-name="T6">5. Conceptontwerp</text:span><text:bookmark-end text:name="__RefHeading__120_644216935"/></text:h>
      <text:p text:style-name="P29">Tekst hier pls</text:p>
      <text:h text:style-name="Heading_20_2" text:outline-level="2"><text:bookmark-start text:name="__RefHeading__122_644216935"/><text:span text:style-name="T6">5.1 </text:span>Cross-platform<text:bookmark-end text:name="__RefHeading__122_644216935"/></text:h>
      <text:p text:style-name="P8">C code is zo cross-platform als het geschreven wordt, wat afhankelijk is van twee variabelen: H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8">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8">Aangezien Visual Studio niet bestaat onder Unix, en GCC wél in Windows bestaat in MinGW, is het het makkelijkst om een GCC-methode te vinden die op alle doelplatformen compileert. Het make-programma zou dit mogelijk moeten maken.</text:p>
      <text:p text:style-name="P8">Er is een Makefile nodig die afhankelijk <text:span text:style-name="T20">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8">Bij het inlezen van scriptfiles worden in Amanda functies gedefinieerd. Scriptfiles zijn echter gelimiteerd tot het defini<text:span text:style-name="T4">ë</text:span>ren van functies. <text:span text:style-name="T20">Scriptfiles kunnen geen uitvoerbare instructies geven. Met</text:span> andere woorden; er is geen top-level code, en er is geen mainfunctie.</text:p>
      <text:p text:style-name="P8">Omdat top-level code vrijwel onmogelijk is door de afwezigheid van scopes, is de makkelijkste implementatie het toestaan van een main<text:span text:style-name="T21">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8">Dit probleem is het tegenovergestelde van het vorige probleem: Er kunnen wél functies geëxecuteerd worden in de interactieve interpreter, maar er kunnen geen nieuwe functies gedefinieerd worden. Dit probleem is echter moeilijker op te lossen, omdat Amanda<text:span text:style-name="T22">'</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28">Omdat de syntax van Amanda moeilijk veranderd kan worden zonder alle oude code obscuur te maken, is er besloten om extra syntax toe te voegen die alleen geldig is binnen de interactieve <text:soft-page-break/>interpreter. <text:span text:style-name="T23">De input '</text:span><text:span text:style-name="Code"><text:span text:style-name="T23">&gt;'</text:span></text:span><text:span text:style-name="T23"> verandert de modus van de interactieve interpreter naar multiline-modus. Alle tekst tot en met de input '</text:span><text:span text:style-name="Code"><text:span text:style-name="T23">&lt;</text:span></text:span><text:span text:style-name="T23">'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8">Om Amanda installeerbaar te maken, moet Amanda gepackaget worden. Amanda is tot zover bekend nog nooit installeerbaar op een systeem geweest. De intentie is om Amanda zo puur mogelijk per platform te packagen. Dit houdt in: .msi voor Windows; .deb én .tar.gz voor Linux; .dmg voor OS X.</text:p>
      <text:h text:style-name="Heading_20_2" text:outline-level="2"><text:bookmark-start text:name="__RefHeading__130_644216935"/><text:span text:style-name="T6">5.5 </text:span>Backporting<text:bookmark-end text:name="__RefHeading__130_644216935"/></text:h>
      <text:p text:style-name="P8">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 Conceptueel is hier weinig over te zeggen.</text:p>
      <text:h text:style-name="P35" text:outline-level="1"><text:bookmark-start text:name="__RefHeading__136_644216935"/><text:span text:style-name="T6">6. </text:span>Technische uitvoering<text:bookmark-end text:name="__RefHeading__136_644216935"/></text:h>
      <text:h text:style-name="Heading_20_2" text:outline-level="2"><text:bookmark-start text:name="__RefHeading__132_644216935"/><text:span text:style-name="T6">6.1 </text:span>Cross-platform<text:bookmark-end text:name="__RefHeading__132_644216935"/></text:h>
      <text:p text:style-name="P9">De realisatie van cross-compilatie was al vroeg in het project een werkelijkheid. Compilatie op Linux was vanaf het begin mogelijk. Kort daarna was het mogelijk om op OS X te compileren door middel van een gcc-4.9/gcc-4.8 compiler. Wat blijkt: De standaard-GCC van OS X gebruikt de GCC parser, en de LLVM back-end. De LLVM back-end heeft problemen met de Amanda codebase, terwijl GCC gewoon compileert. Voor OS X compilatie is dus een pure GCC-versie nodig.</text:p>
      <text:p text:style-name="P9">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9">Omdat de documentatie van MinGW niet optimaal was, was compilatie onder Windows zelf niet meteen mogelijk. Daarom was het makkelijker om de MinGW-compiler onder Ubuntu aan het werk te zetten, en een Windows-executable te cross-compileren.</text:p>
      <text:p text:style-name="P9">Nadat het gebruik van MinGW duidelijker was, was Windowscompilatie snel klaar. Dit betekende dat alle platformen in enige vorm konden compileren:</text:p>
      <text:list xml:id="list416555426253177246" text:style-name="L2">
        <text:list-item>
          <text:p text:style-name="P42">Ubuntu: gcc</text:p>
        </text:list-item>
        <text:list-item>
          <text:p text:style-name="P42">OS X: gcc-4.8</text:p>
        </text:list-item>
        <text:list-item>
          <text:p text:style-name="P42">Windows: MinGW (gcc)</text:p>
        </text:list-item>
      </text:list>
      <text:p text:style-name="P9">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9">Om ervoor te zorgen dat Amanda ook 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21"><text:s/><text:span text:style-name="T11"># commit d556684227f3c7b66560489b211a08b654842d8d</text:span></text:p>
      <text:p text:style-name="P21"><text:s/><text:span text:style-name="T11"># Author: remynaps &lt;</text:span><text:a xlink:type="simple" xlink:href="mailto:remysije@gmail.com"><text:span text:style-name="T11">remysije@gmail.com</text:span></text:a><text:span text:style-name="T11">&gt;</text:span></text:p>
      <text:p text:style-name="P21"><text:s/><text:span text:style-name="T11"># Date: <text:s text:c="2"/>Fri May 9 13:34:06 2014 +0200</text:span></text:p>
      <text:p text:style-name="P22"><text:s/><text:span text:style-name="T12"># shell script support for osx added</text:span></text:p>
      <text:p text:style-name="P21"><text:s/>#!/bin/sh</text:p>
      <text:p text:style-name="Preformatted_20_Text"><text:soft-page-break/></text:p>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20"><text:s/>"$PROGRAM_DIRECTORY/amanda" "$@"</text:p>
      <text:p text:style-name="P13">en</text:p>
      <text:p text:style-name="P23"><text:s/># commit a5b82e8aba6a18f54d47bac9aa647c62897ed958</text:p>
      <text:p text:style-name="P23"><text:s/># Author: Rubykuby &lt;<text:a xlink:type="simple" xlink:href="mailto:rubykuby@gmail.com">rubykuby@gmail.com</text:a>&gt;</text:p>
      <text:p text:style-name="P23"><text:s/># Date: <text:s text:c="2"/>Fri May 9 13:46:12 2014 +0200</text:p>
      <text:p text:style-name="P23"><text:s/># bash instead of sh. ostype instead of uname</text:p>
      <text:p text:style-name="P23">-#!/bin/sh</text:p>
      <text:p text:style-name="P23">+#!/bin/bash</text:p>
      <text:p text:style-name="P23"/>
      <text:p text:style-name="P23">-UNAME_STR=`uname`</text:p>
      <text:p text:style-name="P23"><text:s/>PROGRAM_DIRECTORY="`dirname "$0"`"</text:p>
      <text:p text:style-name="P23">-if [[ $UNAME_STR == 'Linux' ]]; then</text:p>
      <text:p text:style-name="P23">+</text:p>
      <text:p text:style-name="P23">+if [[ "$OSTYPE" == 'linux-gnu' ]]; then</text:p>
      <text:p text:style-name="P23">[...]</text:p>
      <text:p text:style-name="P20"/>
      <text:h text:style-name="P38" text:outline-level="2"><text:bookmark-start text:name="__RefHeading__249_644216935"/><text:span text:style-name="T9">6</text:span>.2 Executeerbare scriptfiles<text:bookmark-end text:name="__RefHeading__249_644216935"/></text:h>
      <text:p text:style-name="P12">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18"><text:s/><text:span text:style-name="T10"># commit 61d75fe8b69e3389bc27f6b43b4f63bfb9820209</text:span></text:p>
      <text:p text:style-name="P19"><text:s/><text:span text:style-name="T10"># Author: yusufcole &lt;</text:span><text:a xlink:type="simple" xlink:href="mailto:cole1301@student.nhl.nl"><text:span text:style-name="T10">cole1301@student.nhl.nl</text:span></text:a><text:span text:style-name="T10">&gt;</text:span></text:p>
      <text:p text:style-name="P19"><text:s/><text:span text:style-name="T1"># Date: <text:s text:c="2"/>Thu May 15 11:57:59 2014 +0200</text:span></text:p>
      <text:p text:style-name="P22"><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text:soft-page-break/>+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39" text:outline-level="2"><text:bookmark-start text:name="__RefHeading__251_644216935"/>6.3 Functies definiëren in interactieve interpreter<text:bookmark-end text:name="__RefHeading__251_644216935"/></text:h>
      <text:p text:style-name="P14"/>
      <text:h text:style-name="P39" text:outline-level="2"><text:bookmark-start text:name="__RefHeading__253_644216935"/>6.4 Packaging<text:bookmark-end text:name="__RefHeading__253_644216935"/></text:h>
      <text:p text:style-name="P14"/>
      <text:h text:style-name="P39" text:outline-level="2"><text:bookmark-start text:name="__RefHeading__255_644216935"/>6.5 Backporting<text:bookmark-end text:name="__RefHeading__255_644216935"/></text:h>
      <text:p text:style-name="P14"/>
      <text:h text:style-name="P36" text:outline-level="1"><text:bookmark-start text:name="__RefHeading__242_644216935"/><text:span text:style-name="T6">7. </text:span>Conclusie<text:bookmark-end text:name="__RefHeading__242_644216935"/></text:h>
      <text:p text:style-name="P11"/>
      <text:h text:style-name="P36" text:outline-level="1"><text:bookmark-start text:name="__RefHeading__244_644216935"/><text:span text:style-name="T6">8. </text:span>Referenties<text:bookmark-end text:name="__RefHeading__244_644216935"/></text:h>
      <text:p text:style-name="P11"/>
      <text:h text:style-name="P36"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6">Projectmanagement. Linux compatibiliteit &amp; packaging. Documentatie. </text:p>
      <text:p text:style-name="Heading"><text:bookmark-start text:name="__RefHeading__4439_644216935"/>Lukas Boonstra<text:bookmark-end text:name="__RefHeading__4439_644216935"/></text:p>
      <text:p text:style-name="P16">Dynamische aanpak van functies.</text:p>
      <text:p text:style-name="Heading"><text:bookmark-start text:name="__RefHeading__4441_644216935"/>Yusuf Cole<text:bookmark-end text:name="__RefHeading__4441_644216935"/></text:p>
      <text:p text:style-name="P16">Planning. Uitvoerbare scriptfiles.</text:p>
      <text:p text:style-name="Heading"><text:bookmark-start text:name="__RefHeading__4443_644216935"/>Remy <text:span text:style-name="T13">Span</text:span><text:bookmark-end text:name="__RefHeading__4443_644216935"/></text:p>
      <text:p text:style-name="P16">OS X compatibiliteit &amp; packaging. Communicatie. Multiline interpreter.</text:p>
      <text:p text:style-name="Heading"><text:bookmark-start text:name="__RefHeading__4445_644216935"/>Ian Vredenburg<text:bookmark-end text:name="__RefHeading__4445_644216935"/></text:p>
      <text:p text:style-name="P16">Backports. Notulist.</text:p>
      <text:p text:style-name="Heading"><text:bookmark-start text:name="__RefHeading__4447_644216935"/>Mark Zwiers<text:bookmark-end text:name="__RefHeading__4447_644216935"/></text:p>
      <text:p text:style-name="P15"/>
      <text:h text:style-name="P37"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4</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0T12:29:39.634059180</dc:date>
    <meta:editing-duration>PT22H7M12S</meta:editing-duration>
    <meta:editing-cycles>48</meta:editing-cycles>
    <meta:generator>LibreOffice/4.2.3.3$Linux_X86_64 LibreOffice_project/420m0$Build-3</meta:generator>
    <meta:document-statistic meta:table-count="0" meta:image-count="0" meta:object-count="0" meta:page-count="15" meta:paragraph-count="183" meta:word-count="1905" meta:character-count="13393" meta:non-whitespace-character-count="11537"/>
  </office:meta>
</office:document-meta>
</file>